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style:text-autospace="none"/>
    </style:style>
    <style:style style:name="P6" style:family="paragraph" style:parent-style-name="Heading_20_1">
      <style:text-properties fo:language="en" fo:country="US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style:font-name-asian="Times New Roman1" style:font-name-complex="Times New Roman1"/>
    </style:style>
    <style:style style:name="T4" style:family="text">
      <style:text-properties style:font-name="Times New Roman" fo:language="en" fo:country="US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font-name="Times New Roman"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6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name-asian="Times New Roman1" style:font-weight-asian="bold" style:font-name-complex="Times New Roman1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771cm" draw:z-index="0"><draw:image xlink:href="../../odt_eng/images/3004.png" xlink:type="simple" xlink:show="embed" xlink:actuate="onLoad"/></draw:frame></text:p>
          </table:table-cell>
          <table:table-cell table:style-name="Table1.B1" office:value-type="string">
            <text:h text:style-name="P6" text:outline-level="1">Multiplication by number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8cm" svg:height="1.48cm" draw:z-index="0"><draw:image xlink:href="../../odt_eng/images/3004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3">The unit </text:span><text:span text:style-name="T2">is</text:span><text:span text:style-name="T4"> vectorized </text:span><text:span text:style-name="T2">and implements multiplication between each </text:span><text:span text:style-name="T5">vector value</text:span><text:span text:style-name="T2"> element at the</text:span><text:span text:style-name="T5"> first input by scalar value at the second input:</text:span></text:p>
            <text:p text:style-name="P4"><text:span text:style-name="T1"><draw:frame draw:style-name="fr3" draw:name="Объект5" text:anchor-type="as-char" svg:width="3.932cm" svg:height="0.62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</text:span></text:p>
            <text:p text:style-name="Text_20_body"><text:span text:style-name="T2">where</text:span><text:span text:style-name="T6"><draw:frame draw:style-name="fr3" draw:name="Объект2" text:anchor-type="as-char" svg:width="1.401cm" svg:height="0.621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">is for the i-th of an input vector signal at the first input;</text:span><text:span text:style-name="T6"><draw:frame draw:style-name="fr3" draw:name="Объект1" text:anchor-type="as-char" svg:width="1.214cm" svg:height="0.621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2">is for a signal at the second input, scalar</text:span><text:span text:style-name="T6">;</text:span><text:span text:style-name="T6"><draw:frame draw:style-name="fr3" draw:name="Объект4" text:anchor-type="as-char" svg:width="1.182cm" svg:height="0.621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2">is for an output vector signal element</text:span><text:span text:style-name="T6"><draw:frame draw:style-name="fr3" draw:name="Объект6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6">.</text:span></text:p>
            <text:p text:style-name="Text_20_body"><text:span text:style-name="T7">Output dimension is the same as the first input dimension</text:span>.</text:p>
            <text:p text:style-name="Text_20_body"><text:span text:style-name="T8">Properties</text:span>:</text:p>
            <text:p text:style-name="P5">Any properties shall not be set for the operation of the unit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Умножение на число</dc:title>
    <dc:date>2012-03-05T21:14:10.70</dc:date>
    <meta:editing-cycles>47</meta:editing-cycles>
    <meta:editing-duration>PT2H23M54S</meta:editing-duration>
    <dc:creator>Александр </dc:creator>
    <meta:document-statistic meta:table-count="1" meta:image-count="2" meta:object-count="5" meta:page-count="1" meta:paragraph-count="11" meta:word-count="85" meta:character-count="47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u</mi>
          <mrow>
            <mn>1,</mn>
            <mi>i</mi>
          </mrow>
        </msub>
      </mrow>
      <mrow>
        <mrow>
          <mo stretchy="false">(</mo>
          <mrow>
            <mi>t</mi>
          </mrow>
          <mo stretchy="false">)</mo>
        </mrow>
        <mo stretchy="false">⋅</mo>
        <msub>
          <mi>u</mi>
          <mn>2</mn>
        </msub>
      </mrow>
      <mrow>
        <mo stretchy="false">(</mo>
        <mrow>
          <mi>t</mi>
        </mrow>
        <mo stretchy="false">)</mo>
      </mrow>
    </mrow>
    <annotation encoding="StarMath 5.0">y_i(t) = u_{1,i}(t) cdot u_2(t)</annotation>
  </semantics>
</math>
</file>

<file path=Object 2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</mrow>
    <annotation encoding="StarMath 5.0">u_{1,i}(t)</annotation>
  </semantics>
</math>
</file>

<file path=Object 3/content.xml><?xml version="1.0" encoding="utf-8"?>
<math xmlns="http://www.w3.org/1998/Math/MathML">
  <semantics>
    <mrow>
      <msub>
        <mi>u</mi>
        <mrow>
          <mn>2</mn>
        </mrow>
      </msub>
      <mrow>
        <mo stretchy="false">(</mo>
        <mrow>
          <mi>t</mi>
        </mrow>
        <mo stretchy="false">)</mo>
      </mrow>
    </mrow>
    <annotation encoding="StarMath 5.0">u_{2}(t)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